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ágina de GitHub -&gt; https://susomejias.github.io/ejercicios/Tema1/Ejercicios8-10-MejiasLeivaJesus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